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6c9c" officeooo:paragraph-rsid="00076c9c"/>
    </style:style>
    <style:style style:name="P2" style:family="paragraph" style:parent-style-name="Standard">
      <style:text-properties officeooo:rsid="00096829" officeooo:paragraph-rsid="00096829"/>
    </style:style>
    <style:style style:name="P3" style:family="paragraph" style:parent-style-name="Standard">
      <style:text-properties officeooo:rsid="000a3ce3" officeooo:paragraph-rsid="000a3ce3"/>
    </style:style>
    <style:style style:name="P4" style:family="paragraph" style:parent-style-name="Standard">
      <style:text-properties officeooo:rsid="000a3ce3" officeooo:paragraph-rsid="000cb8ae"/>
    </style:style>
    <style:style style:name="P5" style:family="paragraph" style:parent-style-name="Standard">
      <style:text-properties officeooo:rsid="000a3ce3" officeooo:paragraph-rsid="000d93b7"/>
    </style:style>
    <style:style style:name="P6" style:family="paragraph" style:parent-style-name="Standard">
      <style:text-properties officeooo:rsid="000a8578" officeooo:paragraph-rsid="000a8578"/>
    </style:style>
    <style:style style:name="P7" style:family="paragraph" style:parent-style-name="Standard">
      <style:text-properties officeooo:rsid="000c51ab" officeooo:paragraph-rsid="000c51ab"/>
    </style:style>
    <style:style style:name="P8" style:family="paragraph" style:parent-style-name="Standard">
      <style:text-properties officeooo:rsid="000caabe" officeooo:paragraph-rsid="000caabe"/>
    </style:style>
    <style:style style:name="P9" style:family="paragraph" style:parent-style-name="Standard">
      <style:text-properties officeooo:rsid="000cb8ae" officeooo:paragraph-rsid="000cb8ae"/>
    </style:style>
    <style:style style:name="P10" style:family="paragraph" style:parent-style-name="Standard">
      <style:text-properties officeooo:rsid="000d93b7" officeooo:paragraph-rsid="000d93b7"/>
    </style:style>
    <style:style style:name="T1" style:family="text">
      <style:text-properties officeooo:rsid="000caabe"/>
    </style:style>
    <style:style style:name="T2" style:family="text">
      <style:text-properties officeooo:rsid="000cb8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final 6</text:p>
      <text:p text:style-name="P1"/>
      <text:p text:style-name="P1">1. The protocol does not authenticate Alice as the <text:s/>user. If Trudy knew alice’s password trudy can replay attack.</text:p>
      <text:p text:style-name="P1"/>
      <text:p text:style-name="P1">Trudy needs alice/s password</text:p>
      <text:p text:style-name="P1"/>
      <text:p text:style-name="P1">The bank doesn not know it was Alice, therefore it is vulnerable</text:p>
      <text:p text:style-name="P1"/>
      <text:p text:style-name="P1">The bank can authenticate alice by Alice’s digital signature. </text:p>
      <text:p text:style-name="P1"/>
      <text:p text:style-name="P1">2.</text:p>
      <text:p text:style-name="P1">ACME can capture all http traffic that is on their network.</text:p>
      <text:p text:style-name="P1"/>
      <text:p text:style-name="P1">The company cannot capture Alice’s https traffic.</text:p>
      <text:p text:style-name="P1"/>
      <text:p text:style-name="P1">The company would need to install a new root certificate to the company computer. Then it can have a dns server to forward <text:s/>https to http websites.</text:p>
      <text:p text:style-name="P1"/>
      <text:p text:style-name="P2">3.</text:p>
      <text:p text:style-name="P2"/>
      <text:p text:style-name="P2">The server offered tls 1.0</text:p>
      <text:p text:style-name="P2"/>
      <text:p text:style-name="P2">The server chose tls_ecdhe_rsa_with_aes_256_cvc_sha</text:p>
      <text:p text:style-name="P2"/>
      <text:p text:style-name="P3">This is a session resumption with an abbreviated ssl handshake</text:p>
      <text:p text:style-name="P1"/>
      <text:p text:style-name="P3">common name = roaming.officeapps.live.com</text:p>
      <text:p text:style-name="P3">RC4 is legacy</text:p>
      <text:p text:style-name="P3"/>
      <text:p text:style-name="P3">the finish message is encrypted</text:p>
      <text:p text:style-name="P3"/>
      <text:p text:style-name="P9">4.</text:p>
      <text:p text:style-name="P9">-A FORWARD -p tcp –sport 22 -s 10.10.111.103 <text:s/>-d 10.10.111.0/24 -j ACCEPT</text:p>
      <text:p text:style-name="P5">-<text:span text:style-name="T2">A INPUT -p tcp –sport 22 -s 10.10.111.103 -d 10.10.111.1 -j ACCEPT</text:span></text:p>
      <text:p text:style-name="P5">-<text:span text:style-name="T2">A OUTPUT -p tcp –sport 22 -s 10.10.111.103 -d 10.10.111.1 -j ACCEPT</text:span></text:p>
      <text:p text:style-name="P5"/>
      <text:p text:style-name="P3"/>
      <text:p text:style-name="P9">-A FORWARD -p tcp –sport 6514 -s 10.10.111.0/24 <text:s/>-d 10.10.111.103 -j ACCEPT</text:p>
      <text:p text:style-name="P4">-<text:span text:style-name="T2">A OUTPUT -p tcp –sport 6514 -s 10.10.111.1.1 –d 10.10.111.103 -j ACCEPT</text:span></text:p>
      <text:p text:style-name="P4"/>
      <text:p text:style-name="P10">x</text:p>
      <text:p text:style-name="P10"/>
      <text:p text:style-name="P10"/>
      <text:p text:style-name="P3"/>
      <text:p text:style-name="P3"/>
      <text:p text:style-name="P3"/>
      <text:p text:style-name="P6">5 </text:p>
      <text:p text:style-name="P6"/>
      <text:p text:style-name="P6"><text:soft-page-break/>False</text:p>
      <text:p text:style-name="P6">False</text:p>
      <text:p text:style-name="P6">True</text:p>
      <text:p text:style-name="P6">True</text:p>
      <text:p text:style-name="P6"/>
      <text:p text:style-name="P7">6.</text:p>
      <text:p text:style-name="P7">An attackerr can flood the dhcp server with arp requests. <text:span text:style-name="T1">They can also do a rogue dhcp </text:span></text:p>
      <text:p text:style-name="P7"/>
      <text:p text:style-name="P8">DHCP snooping is looking at the dhcp packets <text:s/>to ensure they match the source mac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5:21:41.398243555</meta:creation-date>
    <dc:date>2019-08-16T18:54:08.617047815</dc:date>
    <meta:editing-duration>PT37M27S</meta:editing-duration>
    <meta:editing-cycles>1</meta:editing-cycles>
    <meta:document-statistic meta:table-count="0" meta:image-count="0" meta:object-count="0" meta:page-count="2" meta:paragraph-count="31" meta:word-count="225" meta:character-count="1313" meta:non-whitespace-character-count="1111"/>
    <meta:generator>LibreOffice/6.0.7.3$Linux_X86_64 LibreOffice_project/00m0$Build-3</meta:generator>
  </office:meta>
</office:document-meta>
</file>